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1-CONFIG (Germany)</text:p>
      <text:p text:style-name="P1"/>
      <text:p text:style-name="P2">database, data-management, user-management, layout, sql, security-levels, homepage, main-menu, privileges, permiss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3:33:03.85</dc:date>
    <meta:generator>LibreOffice/3.3$Win32 LibreOffice_project/330m19$Build-301</meta:generator>
    <meta:editing-duration>PT6M26S</meta:editing-duration>
    <meta:editing-cycles>2</meta:editing-cycles>
    <meta:document-statistic meta:table-count="0" meta:image-count="0" meta:object-count="0" meta:page-count="1" meta:paragraph-count="2" meta:word-count="12" meta:character-count="137"/>
  </office:meta>
</office:document-meta>
</file>